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-VERS SOI</text:p>
      <text:p text:style-name="P5"/>
      <text:p text:style-name="Preformatted_20_Text"/>
      <text:p text:style-name="P2">Uni-Vers Soi est un nom de marque </text:p>
      <text:p text:style-name="P2">Nous sommes un couple de thérapeutes aux différentes pratiques, la prestation s'adapte au client. </text:p>
      <text:p text:style-name="P2"/>
      <text:p text:style-name="P2">Le site web a un objectif de vitrine pour présenter l'activité puis permet la prise de RDV en ligne.</text:p>
      <text:p text:style-name="Preformatted_20_Text"/>
      <text:p text:style-name="P1">Par la suite, un site (un second?) pour vendre du contenu téléchargeable.</text:p>
      <text:p text:style-name="Preformatted_20_Text"/>
      <text:p text:style-name="Preformatted_20_Text"/>
      <text:p text:style-name="P2">Nous ciblons les particuliers comme les entreprises.</text:p>
      <text:p text:style-name="P2">Nos prestations visent toute personne souhaitant débuter une thérapie ou un coaching, dans le cadre d'un mal être, d'un désir de développement personnel ou d'un éveil spirituel.</text:p>
      <text:p text:style-name="P2"/>
      <text:p text:style-name="P2"><text:span text:style-name="T1">Langue :</text:span> Français </text:p>
      <text:p text:style-name="P2"/>
      <text:p text:style-name="P2">Site adapté aux supports mobiles </text:p>
      <text:p text:style-name="P2"/>
      <text:p text:style-name="P2"><text:span text:style-name="T1">Nom de domaine :</text:span> univers-soi </text:p>
      <text:p text:style-name="P2"/>
      <text:p text:style-name="P2"><text:span text:style-name="T1">Couleurs : </text:span>(comme le logo)</text:p>
      <text:p text:style-name="P2">Vert (dominant)</text:p>
      <text:p text:style-name="P2">Blanc </text:p>
      <text:p text:style-name="P2">Ocre </text:p>
      <text:p text:style-name="P2"/>
      <text:p text:style-name="P2">Police : </text:p>
      <text:p text:style-name="P2"/>
      <text:p text:style-name="P2"/>
      <text:p text:style-name="P3">Arborescence : </text:p>
      <text:p text:style-name="P2"/>
      <text:p text:style-name="P2">Accueil | Uni-Vers Soi | Votre accompagnement | Tarifs | Prise de RDV | Contact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7" meta:word-count="129" meta:character-count="781"/>
    <dc:date>2021-01-20T18:26:03.53</dc:date>
    <dc:creator>Mary Josephau</dc:creator>
    <meta:generator>OpenOffice/4.1.7$Win32 OpenOffice.org_project/417m1$Build-9800</meta:generator>
  </office:meta>
</office:document-meta>
</file>